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a4cb" officeooo:paragraph-rsid="00244604"/>
    </style:style>
    <style:style style:name="P2" style:family="paragraph" style:parent-style-name="Standard">
      <style:paragraph-properties fo:text-align="center" style:justify-single-word="false"/>
      <style:text-properties officeooo:rsid="001aa4cb" officeooo:paragraph-rsid="002defd0"/>
    </style:style>
    <style:style style:name="P3" style:family="paragraph" style:parent-style-name="Standard">
      <style:paragraph-properties fo:line-height="100%" fo:text-align="end" style:justify-single-word="false"/>
      <style:text-properties officeooo:rsid="001aa4cb" officeooo:paragraph-rsid="002defd0"/>
    </style:style>
    <style:style style:name="P4" style:family="paragraph" style:parent-style-name="Standard">
      <style:paragraph-properties fo:line-height="100%" fo:text-align="end" style:justify-single-word="false"/>
      <style:text-properties officeooo:rsid="001aa4cb" officeooo:paragraph-rsid="002e4250"/>
    </style:style>
    <style:style style:name="P5" style:family="paragraph" style:parent-style-name="Standard">
      <style:text-properties officeooo:rsid="001dc481" officeooo:paragraph-rsid="0024698f"/>
    </style:style>
    <style:style style:name="P6" style:family="paragraph" style:parent-style-name="Standard">
      <style:text-properties officeooo:rsid="0023ad35" officeooo:paragraph-rsid="00264922"/>
    </style:style>
    <style:style style:name="P7" style:family="paragraph" style:parent-style-name="Standard">
      <style:text-properties officeooo:rsid="002342ab" officeooo:paragraph-rsid="00264922"/>
    </style:style>
    <style:style style:name="P8" style:family="paragraph" style:parent-style-name="Standard">
      <style:text-properties officeooo:rsid="002342ab" officeooo:paragraph-rsid="0026a0bd"/>
    </style:style>
    <style:style style:name="P9" style:family="paragraph" style:parent-style-name="Standard">
      <style:text-properties officeooo:rsid="002342ab" officeooo:paragraph-rsid="00280aff"/>
    </style:style>
    <style:style style:name="P10" style:family="paragraph" style:parent-style-name="Standard">
      <style:text-properties officeooo:rsid="002342ab" officeooo:paragraph-rsid="002abefd"/>
    </style:style>
    <style:style style:name="P11" style:family="paragraph" style:parent-style-name="Standard">
      <style:text-properties officeooo:paragraph-rsid="00264922"/>
    </style:style>
    <style:style style:name="T1" style:family="text">
      <style:text-properties officeooo:rsid="001fad2a"/>
    </style:style>
    <style:style style:name="T2" style:family="text">
      <style:text-properties officeooo:rsid="0023edff"/>
    </style:style>
    <style:style style:name="T3" style:family="text">
      <style:text-properties officeooo:rsid="00244604"/>
    </style:style>
    <style:style style:name="T4" style:family="text">
      <style:text-properties officeooo:rsid="0024698f"/>
    </style:style>
    <style:style style:name="T5" style:family="text">
      <style:text-properties officeooo:rsid="0024ffe5"/>
    </style:style>
    <style:style style:name="T6" style:family="text">
      <style:text-properties officeooo:rsid="00264922"/>
    </style:style>
    <style:style style:name="T7" style:family="text">
      <style:text-properties officeooo:rsid="0026a0bd"/>
    </style:style>
    <style:style style:name="T8" style:family="text">
      <style:text-properties officeooo:rsid="00280aff"/>
    </style:style>
    <style:style style:name="T9" style:family="text">
      <style:text-properties officeooo:rsid="0029f674"/>
    </style:style>
    <style:style style:name="T10" style:family="text">
      <style:text-properties officeooo:rsid="002abefd"/>
    </style:style>
    <style:style style:name="T11" style:family="text">
      <style:text-properties officeooo:rsid="002def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Russ Johnson</text:span></text:p>
      <text:p text:style-name="P4"><text:span text:style-name="T11">CIS 350</text:span></text:p>
      <text:p text:style-name="P4"><text:span text:style-name="T11">Winter 2013, Section 1</text:span></text:p>
      <text:p text:style-name="P4"><text:span text:style-name="T11">January 30, 2013</text:span></text:p>
      <text:p text:style-name="P2"><text:span text:style-name="T11">Killer Robot</text:span></text:p>
      <text:p text:style-name="P1"/>
      <text:p text:style-name="P1"><text:tab/><text:span text:style-name="T2">In the first three articles we see some of the major problems in this project, how people acted unethically, and how this all led to Bart Matthews death. <text:s/>According to 1.01 in the SE Code of Ethics an software engineer should accept full responsibility for their own work. <text:s/>Whether this means that Randy Samuels should be indicted on charges of manslaughter is debatable. <text:s/>The robot was being operated under unsafe conditions, there should have at least been one other person operating the robot that could have disabled the robot via some power cutoff switch independent of any program. <text:s/>The fact that Matthews death was caused by a simple calculation error is unacceptable. <text:s/></text:span><text:span text:style-name="T3">It is Sam Reynolds the project manager of the CX30 that should take full blame for the Matthews' death. <text:s/>According to section 5.01 of the code of ethics project managers are to ensure good management for any project on which they work, including effective procedures for promotion of quality and reduction of risk. <text:s/>Reynolds did appropriately reduce the risk of the people involved in the project, which ultimately led to Matthews' death. <text:s/></text:span></text:p>
      <text:p text:style-name="P1"><text:span text:style-name="T2"><text:tab/></text:span><text:span text:style-name="T3">It is scary to think that something like this could happen to someone who works in this sort of environment. <text:s/>Hopefully, none of us will have to work in a company that completely disregards the safety of their employees and does not strive to create a superior product and only cares about meeting deadlines. <text:s/>For anyone who works in this sort of environment, it seems more than a possibility, it is almost certain that something bad will happen. <text:s/>The way that upper management made an ultimatum for the project deadline only thinly hid the fact that they wanted their workers to cut corners on the project. <text:s/>This had the potential for creating an inferior product for their customers.</text:span></text:p>
      <text:p text:style-name="P1"><text:span text:style-name="T3"><text:tab/>Ray Johnson was the robotics division chief at Silicon Techtronics and was Sam Reynolds </text:span><text:soft-page-break/><text:span text:style-name="T3">direct boss and because of this Johnson has the final say in how the project should be run. <text:s/>As Reynolds' boss, though, he should value Reynolds' input, which he did not. <text:s/></text:span><text:span text:style-name="T4">Johnson also came up with his Ivory Snow Theory, which only attempted to make their unethical actions look less unethical. <text:s/>It made the cutting of corners seem justifiable and used an analogy that only blurred the line between ethical and unethical. <text:s/>In short, his Ivory Snow Theory was not very helpful. <text:s/>While perfect software is an impossibility, it is not an oxymoron. <text:s/>If perfect software were an oxymoron, software would have to mean imperfect. <text:s/>The definitions of perfect and software are unrelated and so perfect software cannot be an oxymoron. <text:s/>It is impossible to achieve perfection in something as broad as software, but high quality should always be sought after.</text:span></text:p>
      <text:p text:style-name="P1"><text:span text:style-name="T4"><text:tab/>The prototyping model might have been a better choice for the project and might have been able to prevent the accident with Matthews. <text:s/>However, the software model that was chosen is not significant to the manslaughter charges. <text:s/>Speculation on to what actions could have been taken to prevent Matthews' death are not useful in trying to figure out who is actually responsible. <text:s/>It is true that maybe if Samuels wouldn't have screwed up with his program, Matthews would still be alive, but that does not change the fact that he was in an unsafe work environment. <text:s/>It was this work environment that killed him and the person responsible for it. <text:s/></text:span><text:span text:style-name="T5">This person was of course, Sam Reynolds. <text:s/>Sam Reynolds was not qualified for this position and failed the people that he worked with.</text:span></text:p>
      <text:p text:style-name="P5"><text:tab/><text:span text:style-name="T5">The user interface of the robot was horrible and may have helped contribute to Matthews' death. <text:s/>It was not a peripheral issue and should not have been treated like one. <text:s/>The fact that the user would get eye strain from using the robot for only a short period of time was unacceptable. <text:s/>There was no coherency to the entire thing and this caused Matthews to miss a warning message that was critically important. </text:span></text:p>
      <text:p text:style-name="P5"><text:span text:style-name="T5"><text:tab/>If there is an argument between an employee and a boss, I feel that the boss has a responsibility to explain why things are done the way that they are and as long as the action being taken is not </text:span><text:soft-page-break/><text:span text:style-name="T5">unethical the employee has a responsibility to follow their boss' directions. <text:s/>The boss also has a responsibility to listen to his employees and value their opinions. <text:s/>If any of these rules are broken, then the workplace can become hostile. <text:s/>Both Reynolds and Johnson were unable to listen to other people and Reynolds fired Anderson over a simple disagreement that could have been resolved.</text:span></text:p>
      <text:p text:style-name="P5"><text:tab/><text:span text:style-name="T5">In the manslaughter case, I believe that the company should take responsibility for any compensation that is owed to Roberta Matthews, but criminal charges should be placed on Reynolds. <text:s/>There is also the case of the robot operators not being trained properly. <text:s/>In this case, it is the company that may face criminal charges for not following proper safety guidelines. <text:s/>If it were up to me, I would probably sue the company, because it is their responsibility to ensure that things like this do not happen. <text:s/>They may not be criminally responsible, but they should at least be financially responsible for their actions.</text:span></text:p>
      <text:p text:style-name="P11"><text:span text:style-name="T5"><text:tab/>I feel that it is completely ridiculous to think of putting the operator-robot interface designer on trial. <text:s/>He should probably be fired, because of his poor work, but he is not responsible for the Matthews</text:span><text:span text:style-name="T6">'</text:span><text:span text:style-name="T5"> untimely death. <text:s/></text:span><text:span text:style-name="T6">The interface should not be the only thing keeping an operator alive. <text:s/>There should at least be some emergency shutdown button that is big and red and surrounded by black and yellow colors. <text:s/>I'm sure that any sort of big equipment like this is required by law to have something like this. <text:s/>Shneiderman's Eight Golden Rules were all broken by the person who made the operator-robot interface, but this is irrelevant to the manslaughter charges. <text:s/>The most important rule is consistency and this is the one that the ui designer violated the worst. <text:s/>By striving for consistency actions become quicker and easier to perform and also reduces the memory load of the operator by forming connections between similar ideas. <text:s/>If I had designed the user interface, I probably would have used</text:span><text:span text:style-name="T4"> a black and white touch screen with a keyboard </text:span><text:span text:style-name="T6">and of course a big red button to kill the robots power</text:span><text:span text:style-name="T4">.</text:span></text:p>
      <text:p text:style-name="P11"><text:span text:style-name="T4"><text:tab/></text:span><text:span text:style-name="T6">I don't think that the goal of software to be perfection, but</text:span><text:span text:style-name="T1"> Silicon Techtronics </text:span><text:span text:style-name="T6">does not have to </text:span><text:soft-page-break/><text:span text:style-name="T6">worry about being called out as perfectionists. <text:s/>The problem with trying to make everything perfect is that the idea of perfection is different for different people and sometimes different goals in a program conflict with each other. <text:s/>For example you may want to make a program both easy to use and secure. <text:s/>However, by making the program as easy to use as possible you would have to remove any security that may inconvenience the user. <text:s/>And so, it is impossible to make something as easy to use as possible and secure as possible. <text:s/>What should be taken more heavily into consideration is what the purpose of the software is. <text:s/>If the software is a video game, then </text:span><text:span text:style-name="T7">there can be a few bugs in the initial release, especially since patches can fix these pretty easily. <text:s/>An example of software that cannot be buggy is navigation for an airplane or a program that controls a giant mechanical arm.</text:span></text:p>
      <text:p text:style-name="P8"><text:tab/><text:span text:style-name="T7">Electronic surveillance of employees is unethical when done by the company without the employees knowledge. <text:s/>If the employees understand that they are under surveillance, then it is fine. <text:s/>This did not seem to be the case with </text:span><text:span text:style-name="T1"><text:s/>Silicon Techtronics, </text:span><text:span text:style-name="T7">however. <text:s/>The only authority that should have the right to spy on others is the police and only with probable cause. <text:s/>By spying on their own employees without their knowledge, Silicon Techtronics was acting above the law.</text:span></text:p>
      <text:p text:style-name="P9"><text:span text:style-name="T7"><text:tab/>No matter what authority figure asks a person to commit an unethical act, it is still unethical. <text:s/>However, it is much easier to commit an unethical act when an authority figure tells you to. <text:s/></text:span><text:span text:style-name="T8">That is what unfortunately happened at <text:s/></text:span><text:span text:style-name="T7">Silicon Techtronics, </text:span><text:span text:style-name="T8">the person who did the fake tests did not feel responsible because they were just doing what they were told. <text:s/>At the same time it was much easier for the boss to tell the employee to fake the tests than it would have been to fake the tests themselves. <text:s/>This diffusion of responsibility made the unethical action much easier to preform. <text:s/>That is way it is important for the employee to be able to not act unethically even when under pressure. <text:s/>The problem was that there was probably little incentive for the employee to not fake the software tests. <text:s/>They probably would have fired her if she did not and she would not have gotten any sort of compensation for acting ethically. <text:s/></text:span></text:p>
      <text:p text:style-name="P7"><text:soft-page-break/><text:tab/><text:span text:style-name="T8">Silicon Techtronics also acted unethically when they lifted functions from another software package. <text:s/>By doing this they are guilty of stealing and lying to their customers. <text:s/>They are lying to their customers by saying that everything that they are buying comes directly from Silicon Techtronics and is their own work. </text:span></text:p>
      <text:p text:style-name="P7"><text:span text:style-name="T8"><text:tab/></text:span><text:span text:style-name="T9">The employees at Silicon Techtronics all violated the SE Code of Ethics in some way or another. <text:s/>They did not take the public interest into consideration by rushing the project and almost selling an unsafe product. <text:s/>They lied to their customers by stealing functions from a competitor. <text:s/>They exercised poor judgment, which led to Matthews' death. <text:s text:c="2"/>Poor management helped to create a hostile workplace and a workplace that discouraged ethical behavior. <text:s/></text:span><text:span text:style-name="T10">As individuals, the employees did not act professional and by acting unethically they did not advance the integrity of their profession. <text:s/>Overall the employees at Silicon Techtronics acted unethically and violated the fundamental principles of the SE Code of Ethics.</text:span></text:p>
      <text:p text:style-name="P10"><text:span text:style-name="T10"><text:tab/>The actions taken at Silicon Techtronics would not pass Kallman and Grillo's tests. <text:s/>Their actions of lying and endangering their employees are not things that you would want to tell your mother. <text:s/>It is also something that you would not want to tell to a national TV audience. <text:s/>It would also make a horrible sales pitch. <text:s/>“At Silicon Techtronics, the software you get from us is bug free, because even if there is a bug, we will distort the test results to hide it, and you'll never know about it. Ignorance is bliss!”</text:span></text:p>
      <text:p text:style-name="P6"><text:tab/><text:span text:style-name="T10">Overall the actions taken by the employees at Silicon Techtronics were unethical and give us a good example of what it means to not follow the SE Code of Ethics. <text:s/></text:span><text:span text:style-name="T11">The people responsible for Matthews' death are anyone who helped contribute to the unsafe work environment by cutting corners and faking results. <text:s/>These articles show us how important it is to follow a code of ethics and to be able to take actions that we would be proud of. <text:s/>While there may be a leading contributor to Matthews' death, it was the lack of ethics within the workplace that really killed h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line-height="100%" fo:text-align="end" style:justify-single-word="false"/>
      <style:text-properties officeooo:rsid="001aa4cb" officeooo:paragraph-rsid="002defd0"/>
    </style:style>
    <style:style style:name="MT1" style:family="text">
      <style:text-properties officeooo:rsid="002defd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7T10:00:57</meta:creation-date>
    <meta:generator>LibreOffice/3.6$Linux_x86 LibreOffice_project/360m1$Build-2</meta:generator>
    <dc:date>2013-01-29T15:01:34</dc:date>
    <meta:editing-duration>PT5H33M57S</meta:editing-duration>
    <meta:editing-cycles>9</meta:editing-cycles>
    <meta:document-statistic meta:table-count="0" meta:image-count="0" meta:object-count="0" meta:page-count="5" meta:paragraph-count="20" meta:word-count="1842" meta:character-count="10848" meta:non-whitespace-character-count="8919"/>
  </office:meta>
</office:document-meta>
</file>